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20-09-22 22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35832" calcext:value-type="float">
            <text:p>67.23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20-06-26 15:5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7336" calcext:value-type="float">
            <text:p>67.077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20-03-31 22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4264" calcext:value-type="float">
            <text:p>66.84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9-12-30 2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4248" calcext:value-type="float">
            <text:p>66.75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9-09-25 21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9-06-28 01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10992" calcext:value-type="float">
            <text:p>66.61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9-03-19 20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43352" calcext:value-type="float">
            <text:p>66.44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8-12-24 2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13" calcext:value-type="float">
            <text:p>65.913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8-09-25 21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27656" calcext:value-type="float">
            <text:p>65.827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8-07-03 16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6844" calcext:value-type="float">
            <text:p>65.6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8-03-0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403984" calcext:value-type="float">
            <text:p>65.403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7-12-27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80312" calcext:value-type="float">
            <text:p>64.980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7-09-26 23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90132" calcext:value-type="float">
            <text:p>63.901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7-06-29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64688" calcext:value-type="float">
            <text:p>66.4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7-03-21 00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06904" calcext:value-type="float">
            <text:p>65.906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6-12-29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39008" calcext:value-type="float">
            <text:p>66.73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6-09-21 21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33368" calcext:value-type="float">
            <text:p>67.33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6-03-30 22:5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36544" calcext:value-type="float">
            <text:p>66.83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5-12-31 18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57296" calcext:value-type="float">
            <text:p>66.75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5-09-17 22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34208" calcext:value-type="float">
            <text:p>66.43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5-06-30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36872" calcext:value-type="float">
            <text:p>67.936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5-03-25 00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10608" calcext:value-type="float">
            <text:p>68.11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4-09-24 22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7604" calcext:value-type="float">
            <text:p>67.37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4-06-30 23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79872" calcext:value-type="float">
            <text:p>69.07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4-03-25 21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18328" calcext:value-type="float">
            <text:p>68.91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3-12-23 19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20208" calcext:value-type="float">
            <text:p>68.72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3-09-25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91608" calcext:value-type="float">
            <text:p>68.491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3-06-28 17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6956" calcext:value-type="float">
            <text:p>68.869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3-03-27 23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2-12-28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67808" calcext:value-type="float">
            <text:p>68.56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2-09-27 22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375784" calcext:value-type="float">
            <text:p>68.37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2-06-28 21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205096" calcext:value-type="float">
            <text:p>68.20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2-03-27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10024" calcext:value-type="float">
            <text:p>68.010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1-12-28 19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82008" calcext:value-type="float">
            <text:p>67.882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1-09-26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662552" calcext:value-type="float">
            <text:p>67.662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1-06-30 13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3472" calcext:value-type="float">
            <text:p>67.40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1-03-28 20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38296" calcext:value-type="float">
            <text:p>67.138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0-12-27 17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8836" calcext:value-type="float">
            <text:p>66.88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0-09-29 18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28696" calcext:value-type="float">
            <text:p>66.52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0-06-22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10-03-24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9-12-14 22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784472" calcext:value-type="float">
            <text:p>67.784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9-09-28 19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568064" calcext:value-type="float">
            <text:p>67.56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9-06-26 21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81552" calcext:value-type="float">
            <text:p>67.28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9-03-23 2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07232" calcext:value-type="float">
            <text:p>67.007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8-12-30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03016" calcext:value-type="float">
            <text:p>66.80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8-09-24 18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71952" calcext:value-type="float">
            <text:p>66.67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8-06-30 21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60344" calcext:value-type="float">
            <text:p>66.76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8-04-04 01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7792" calcext:value-type="float">
            <text:p>67.1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7-12-21 20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5684" calcext:value-type="float">
            <text:p>66.15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7-09-25 19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9032" calcext:value-type="float">
            <text:p>66.16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7-06-26 21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08216" calcext:value-type="float">
            <text:p>70.30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7-03-26 22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9356" calcext:value-type="float">
            <text:p>70.393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6-12-26 17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84416" calcext:value-type="float">
            <text:p>70.38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6-08-25 00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341744" calcext:value-type="float">
            <text:p>70.341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6-06-30 00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509384" calcext:value-type="float">
            <text:p>70.50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6-01-24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96024" calcext:value-type="float">
            <text:p>70.29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12-27 20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68592" calcext:value-type="float">
            <text:p>70.26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11-30 19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35064" calcext:value-type="float">
            <text:p>70.23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10-24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77152" calcext:value-type="float">
            <text:p>70.17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09-30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31432" calcext:value-type="float">
            <text:p>70.131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08-26 22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52184" calcext:value-type="float">
            <text:p>70.052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07-28 00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256" calcext:value-type="float">
            <text:p>70.01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06-23 23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942456" calcext:value-type="float">
            <text:p>69.942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05-24 22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9064" calcext:value-type="float">
            <text:p>69.89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04-29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66256" calcext:value-type="float">
            <text:p>69.86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03-30 22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02-23 23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6632" calcext:value-type="float">
            <text:p>69.82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5-0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08344" calcext:value-type="float">
            <text:p>69.808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1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777864" calcext:value-type="float">
            <text:p>69.777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2544" calcext:value-type="float">
            <text:p>69.12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10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7728" calcext:value-type="float">
            <text:p>69.67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9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19368" calcext:value-type="float">
            <text:p>69.61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61456" calcext:value-type="float">
            <text:p>69.56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7-29 19:3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7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50964" calcext:value-type="float">
            <text:p>69.50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6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39536" calcext:value-type="float">
            <text:p>69.43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5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04256" calcext:value-type="float">
            <text:p>69.10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4-28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60288" calcext:value-type="float">
            <text:p>69.36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51144" calcext:value-type="float">
            <text:p>69.351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2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323712" calcext:value-type="float">
            <text:p>69.323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4-01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90184" calcext:value-type="float">
            <text:p>69.29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12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25056" calcext:value-type="float">
            <text:p>69.25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11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95696" calcext:value-type="float">
            <text:p>69.195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10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56072" calcext:value-type="float">
            <text:p>69.156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09-29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8292" calcext:value-type="float">
            <text:p>69.082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08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018912" calcext:value-type="float">
            <text:p>69.018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07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97624" calcext:value-type="float">
            <text:p>68.97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06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8224" calcext:value-type="float">
            <text:p>68.84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05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842128" calcext:value-type="float">
            <text:p>68.842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04-2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81168" calcext:value-type="float">
            <text:p>68.78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59832" calcext:value-type="float">
            <text:p>68.759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02-2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70192" calcext:value-type="float">
            <text:p>68.70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3-01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668392" calcext:value-type="float">
            <text:p>68.66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2-12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83048" calcext:value-type="float">
            <text:p>68.583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2-11-27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73904" calcext:value-type="float">
            <text:p>68.57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2-10-30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1904" calcext:value-type="float">
            <text:p>68.51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2-09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76368" calcext:value-type="float">
            <text:p>68.47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2-08-2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48936" calcext:value-type="float">
            <text:p>68.448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849109414201</text:p>
          </table:table-cell>
          <table:table-cell office:value-type="string" calcext:value-type="string">
            <text:p>2002-06-22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4276" calcext:value-type="float">
            <text:p>68.42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36" meta:object-count="0"/>
    <meta:user-defined meta:name="AppVersion">3.0</meta:user-defined>
  </office:meta>
</office:document-meta>
</file>